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935cm" svg:height="12.909cm" svg:x="1.805cm" svg:y="4.249cm">
            <draw:object draw:notify-on-update-of-ranges="Sheet1.B1:Sheet1.B4 Sheet1.C1:Sheet1.C4 Sheet1.B5:Sheet1.B8 Sheet1.C5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3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ttack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4.7" calcext:value-type="float">
            <text:p>74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ectLevel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6.2" calcext:value-type="float">
            <text:p>16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grade Pawn</text:p>
          </table:table-cell>
          <table:table-cell table:formula="of:=[.C5]/8.94574468" office:value-type="float" office:value="3.62183374989862" calcext:value-type="float">
            <text:p>3,62183374989862</text:p>
          </table:table-cell>
          <table:table-cell office:value-type="float" office:value="32.4" calcext:value-type="float">
            <text:p>32,4</text:p>
          </table:table-cell>
          <table:table-cell table:formula="of:=([.C5]-13.94)/6.95" office:value-type="float" office:value="2.65611510791367" calcext:value-type="float">
            <text:p>2,65611510791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e Game</text:p>
          </table:table-cell>
          <table:table-cell table:formula="of:=[.C6]/8.94574468" office:value-type="float" office:value="0.905458437474654" calcext:value-type="float">
            <text:p>0,905458437474654</text:p>
          </table:table-cell>
          <table:table-cell office:value-type="float" office:value="8.1" calcext:value-type="float">
            <text:p>8,1</text:p>
          </table:table-cell>
          <table:table-cell table:formula="of:=([.C6]-13.94)/6.95" office:value-type="float" office:value="-0.840287769784173" calcext:value-type="float">
            <text:p>-0,84028776978417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ke game turn based</text:p>
          </table:table-cell>
          <table:table-cell table:formula="of:=[.C7]/8.94574468" office:value-type="float" office:value="1.71031038189657" calcext:value-type="float">
            <text:p>1,71031038189657</text:p>
          </table:table-cell>
          <table:table-cell office:value-type="float" office:value="15.3" calcext:value-type="float">
            <text:p>15,3</text:p>
          </table:table-cell>
          <table:table-cell table:formula="of:=([.C7]-13.94)/6.95" office:value-type="float" office:value="0.19568345323741" calcext:value-type="float">
            <text:p>0,19568345323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</text:p>
          </table:table-cell>
          <table:table-cell table:formula="of:=[.C8]/8.94574468" office:value-type="float" office:value="5.23153763874245" calcext:value-type="float">
            <text:p>5,23153763874245</text:p>
          </table:table-cell>
          <table:table-cell office:value-type="float" office:value="46.8" calcext:value-type="float">
            <text:p>46,8</text:p>
          </table:table-cell>
          <table:table-cell table:formula="of:=([.C8]-13.94)/6.95" office:value-type="float" office:value="4.72805755395683" calcext:value-type="float">
            <text:p>4,72805755395683</text:p>
          </table:table-cell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.00.0000</text:date>, <text:time style:data-style-name="N2" text:time-value="10:19:51.088848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1:38:39.774462002</meta:creation-date>
    <dc:date>2021-04-17T10:38:34.933167062</dc:date>
    <meta:editing-duration>PT14M49S</meta:editing-duration>
    <meta:editing-cycles>4</meta:editing-cycles>
    <meta:generator>LibreOffice/7.0.2.2$Linux_X86_64 LibreOffice_project/00$Build-2</meta:generator>
    <meta:document-statistic meta:table-count="1" meta:cell-count="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36cm" svg:height="12.91cm" xlink:href=".." xlink:type="simple" chart:class="chart:scatter" chart:style-name="ch1">
        <chart:legend chart:legend-position="end" svg:x="19.158cm" svg:y="5.409cm" style:legend-expansion="high" chart:style-name="ch2"/>
        <chart:plot-area chart:style-name="ch3" table:cell-range-address="Sheet1.B1:Sheet1.C4 Sheet1.C5:Sheet1.C8" chart:data-source-has-labels="row" svg:x="1.469cm" svg:y="0.258cm" svg:width="17.231cm" svg:height="11.413cm">
          <chart:coordinate-region svg:x="2.09cm" svg:y="0.457cm" svg:width="16.423cm" svg:height="10.567cm"/>
          <chart:axis chart:dimension="x" chart:name="primary-x" chart:style-name="ch4">
            <chart:title svg:x="9.67cm" svg:y="11.929cm" chart:style-name="ch5">
              <text:p>Time</text:p>
            </chart:title>
          </chart:axis>
          <chart:axis chart:dimension="y" chart:name="primary-y" chart:style-name="ch4">
            <chart:title svg:x="0.451cm" svg:y="7.133cm" chart:style-name="ch6">
              <text:p>Function Points</text:p>
            </chart:title>
            <chart:grid chart:style-name="ch7" chart:class="major"/>
          </chart:axis>
          <chart:series chart:style-name="ch8" chart:values-cell-range-address="Sheet1.C1:Sheet1.C4" loext:label-string="finished" chart:class="chart:scatter">
            <chart:domain table:cell-range-address="Sheet1.B1:Sheet1.B4"/>
            <chart:regression-curve chart:style-name="ch9">
              <chart:equation chart:display-equation="true" chart:display-r-square="false"/>
            </chart:regression-curve>
            <chart:regression-curve chart:style-name="ch10"/>
            <chart:data-point chart:repeated="4"/>
          </chart:series>
          <chart:series chart:style-name="ch11" chart:values-cell-range-address="Sheet1.C5:Sheet1.C8" loext:label-string="pending" chart:class="chart:scatter">
            <chart:domain table:cell-range-address="Sheet1.B5:Sheet1.B8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finished</text:p>
              </table:table-cell>
              <table:table-cell office:value-type="string">
                <text:p>Spalte B</text:p>
              </table:table-cell>
              <table:table-cell office:value-type="string">
                <text:p>pend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4</svg:desc>
                </draw:g>
              </table:table-cell>
              <table:table-cell office:value-type="float" office:value="0">
                <text:p>0</text:p>
                <draw:g>
                  <svg:desc>Sheet1.C1:Sheet1.C4</svg:desc>
                </draw:g>
              </table:table-cell>
              <table:table-cell office:value-type="float" office:value="3.62183374989862">
                <text:p>3.62183374989862</text:p>
                <draw:g>
                  <svg:desc>Sheet1.B5:Sheet1.B8</svg:desc>
                </draw:g>
              </table:table-cell>
              <table:table-cell office:value-type="float" office:value="32.4">
                <text:p>32.4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905458437474654">
                <text:p>0.9054584374746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4.7">
                <text:p>74.7</text:p>
              </table:table-cell>
              <table:table-cell office:value-type="float" office:value="1.71031038189657">
                <text:p>1.7103103818965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2">
                <text:p>16.2</text:p>
              </table:table-cell>
              <table:table-cell office:value-type="float" office:value="5.23153763874245">
                <text:p>5.23153763874245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